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outline1">
      <style:graphic-properties draw:fill-color="#ffffff" draw:auto-grow-height="true" fo:min-height="13.716cm"/>
    </style:style>
    <style:style style:name="pr3" style:family="presentation" style:parent-style-name="lyt-darkblue-notes">
      <style:graphic-properties draw:fill-color="#ffffff" fo:min-height="11.16cm"/>
    </style:style>
    <style:style style:name="pr4" style:family="presentation" style:parent-style-name="lyt-darkblue-outline1">
      <style:graphic-properties draw:fill-color="#ffffff" draw:auto-grow-height="true" fo:min-height="15.371cm"/>
    </style:style>
    <style:style style:name="pr5" style:family="presentation" style:parent-style-name="lyt-darkblue-title">
      <style:graphic-properties draw:fill-color="#ffffff" fo:min-height="3.257cm"/>
    </style:style>
    <style:style style:name="pr6" style:family="presentation" style:parent-style-name="lyt-darkblue-outline1">
      <style:graphic-properties draw:fill-color="#ffffff" fo:min-height="13.465cm"/>
    </style:style>
    <style:style style:name="pr7" style:family="presentation" style:parent-style-name="lyt-darkblue-outline1">
      <style:graphic-properties draw:fill-color="#ffffff" fo:min-height="17cm"/>
    </style:style>
    <style:style style:name="pr8" style:family="presentation" style:parent-style-name="lyt-darkblue-title">
      <style:graphic-properties draw:fill-color="#ffffff" fo:min-height="1.091cm"/>
    </style:style>
    <style:style style:name="pr9" style:family="presentation" style:parent-style-name="lyt-darkblue-outline1">
      <style:graphic-properties draw:fill-color="#ffffff" fo:min-height="16.418cm"/>
    </style:style>
    <style:style style:name="pr10" style:family="presentation" style:parent-style-name="lyt-darkblue-outline1">
      <style:graphic-properties draw:fill-color="#ffffff" fo:min-height="13.918cm"/>
    </style:style>
    <style:style style:name="pr11" style:family="presentation" style:parent-style-name="lyt-darkblue-outline1">
      <style:graphic-properties draw:fill-color="#ffffff" fo:min-height="19.121cm"/>
    </style:style>
    <style:style style:name="pr12" style:family="presentation" style:parent-style-name="lyt-darkblue-outline1">
      <style:graphic-properties draw:fill-color="#ffffff" fo:min-height="15.5cm"/>
    </style:style>
    <style:style style:name="pr13" style:family="presentation" style:parent-style-name="lyt-darkblue-outline1">
      <style:graphic-properties draw:fill-color="#ffffff" fo:min-height="16cm"/>
    </style:style>
    <style:style style:name="pr14" style:family="presentation" style:parent-style-name="lyt-darkblue-title">
      <style:graphic-properties draw:fill-color="#ffffff" fo:min-height="2.091cm"/>
    </style:style>
    <style:style style:name="pr15" style:family="presentation" style:parent-style-name="lyt-darkblue-outline1">
      <style:graphic-properties draw:fill-color="#ffffff" fo:min-height="17.4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1.2cm" fo:margin-right="0cm" fo:text-indent="-0.9cm"/>
      <style:text-properties fo:font-size="24pt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.2cm" fo:margin-right="0cm" text:enable-numbering="false" fo:text-indent="-0.9cm"/>
      <style:text-properties fo:font-size="2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1.2cm" fo:margin-right="0cm" text:enable-numbering="false" fo:text-indent="-0.9cm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24pt" fo:font-style="normal"/>
    </style:style>
    <style:style style:name="T5" style:family="text">
      <style:text-properties fo:font-size="36pt"/>
    </style:style>
    <style:style style:name="T6" style:family="text">
      <style:text-properties fo:font-size="28pt"/>
    </style:style>
    <style:style style:name="T7" style:family="text">
      <style:text-properties fo:font-size="20pt"/>
    </style:style>
    <style:style style:name="T8" style:family="text">
      <style:text-properties fo:font-size="18pt"/>
    </style:style>
    <style:style style:name="T9" style:family="text">
      <style:text-properties fo:font-size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0.784cm" presentation:class="title" presentation:user-transformed="true">
          <draw:text-box>
            <text:p text:style-name="P1"><text:span text:style-name="T1">Podstawowe elementy procesu </text:span><text:span text:style-name="T1"><text:line-break/></text:span><text:span text:style-name="T1">e-learningowego</text:span></text:p>
          </draw:text-box>
        </draw:frame>
        <draw:frame presentation:style-name="pr2" draw:text-style-name="P3" draw:layer="layout" svg:width="24.369cm" svg:height="13.716cm" svg:x="2.058cm" svg:y="5.453cm" presentation:class="outline">
          <draw:text-box>
            <text:list text:style-name="L2">
              <text:list-item>
                <text:p text:style-name="P3">zarządzanie zasobami sieci,</text:p>
              </text:list-item>
            </text:list>
            <text:list text:style-name="L2">
              <text:list-item>
                <text:p text:style-name="P3">dystrybucja materiałów szkoleniowych,</text:p>
              </text:list-item>
            </text:list>
            <text:list text:style-name="L2">
              <text:list-item>
                <text:p text:style-name="P3">zarządzanie procesem szkoleń,</text:p>
              </text:list-item>
            </text:list>
            <text:list text:style-name="L2">
              <text:list-item>
                <text:p text:style-name="P3">zarządzanie ludźmi w procesie szkoleń,</text:p>
              </text:list-item>
            </text:list>
            <text:list text:style-name="L2">
              <text:list-item>
                <text:p text:style-name="P3">udostępnienie treści szkoleniowej online,</text:p>
              </text:list-item>
            </text:list>
            <text:list text:style-name="L2">
              <text:list-item>
                <text:p text:style-name="P3">śledzenie procesu edukacyjnego,</text:p>
              </text:list-item>
            </text:list>
            <text:list text:style-name="L2">
              <text:list-item>
                <text:p text:style-name="P3">raportowanie wyników szkolenia,</text:p>
              </text:list-item>
            </text:list>
            <text:list text:style-name="L2">
              <text:list-item>
                <text:p text:style-name="P3">zdalna komunikacja i współpraca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" presentation:class="page"/>
          <draw:frame presentation:style-name="pr3" draw:text-style-name="P4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2cm" svg:height="3.952cm" svg:x="2.058cm" svg:y="0.562cm" presentation:class="title" presentation:user-transformed="true">
          <draw:text-box>
            <text:p text:style-name="P1"><text:span text:style-name="T1">Narzędzia i systemy wspierające tworzenie i obsługę elementów procesu e-learningowego</text:span></text:p>
          </draw:text-box>
        </draw:frame>
        <draw:frame presentation:style-name="pr4" draw:text-style-name="P5" draw:layer="layout" svg:width="24.369cm" svg:height="15.371cm" svg:x="2.058cm" svg:y="4.5cm" presentation:class="outline" presentation:user-transformed="true">
          <draw:text-box>
            <text:list text:style-name="L2">
              <text:list-item>
                <text:p text:style-name="P5"><text:span text:style-name="T2">Narzędzia autorskie (</text:span><text:span text:style-name="T3">Authoring Tools</text:span><text:span text:style-name="T2">, AT – budowa komponentów treści),</text:span></text:p>
              </text:list-item>
            </text:list>
            <text:list text:style-name="L2">
              <text:list-item>
                <text:p text:style-name="P5"><text:span text:style-name="T2">LCMS (</text:span><text:span text:style-name="T3">Learning Content Management System</text:span><text:span text:style-name="T2"> – projektowanie i opracowanie treści, zarządzanie zasobami treści, dystrybucja materiałów przez różne media),</text:span></text:p>
              </text:list-item>
            </text:list>
            <text:list text:style-name="L2">
              <text:list-item>
                <text:p text:style-name="P5"><text:span text:style-name="T2">LMS (</text:span><text:span text:style-name="T3">Learning Management System –</text:span><text:span text:style-name="T4"> zarządzanie procesami szkoleń, śledzenie procesu edukacyjnego, raportowanie wyników dla wszelkich aktywności szkoleniowych),</text:span></text:p>
              </text:list-item>
            </text:list>
            <text:list text:style-name="L2">
              <text:list-item>
                <text:p text:style-name="P5"><text:span text:style-name="T4">SMS (</text:span><text:span text:style-name="T3">Skills Management System –</text:span><text:span text:style-name="T4"> zarządzanie umiejętnościami i kompetencjami),</text:span></text:p>
              </text:list-item>
            </text:list>
            <text:list text:style-name="L2">
              <text:list-item>
                <text:p text:style-name="P5"><text:span text:style-name="T4">LCS (</text:span><text:span text:style-name="T3">Life Communication System</text:span><text:span text:style-name="T4"> – zarządzanie komunikacją),</text:span></text:p>
              </text:list-item>
            </text:list>
            <text:list text:style-name="L2">
              <text:list-item>
                <text:p text:style-name="P5"><text:span text:style-name="T4">AS (</text:span><text:span text:style-name="T3">Assessment system –</text:span><text:span text:style-name="T4"> ewaluacja systemu)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3" draw:text-style-name="P4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presentation:style-name="pr5" draw:text-style-name="P6" draw:layer="layout" svg:width="23.912cm" svg:height="3.257cm" svg:x="2.058cm" svg:y="0.909cm" presentation:class="title" presentation:user-transformed="true">
          <draw:text-box>
            <text:p text:style-name="P1"><text:span text:style-name="T5">LMS – system zarządzania szkoleniami</text:span></text:p>
          </draw:text-box>
        </draw:frame>
        <draw:frame presentation:style-name="pr6" draw:text-style-name="P9" draw:layer="layout" svg:width="24.369cm" svg:height="13.465cm" svg:x="2.058cm" svg:y="5.453cm" presentation:class="outline">
          <draw:text-box>
            <text:list text:style-name="L2">
              <text:list-item>
                <text:p text:style-name="P7"><text:span text:style-name="T6">- środowisko informatyczne, którego zadaniem jest zarządzanie i administrowanie wszelkimi działaniami związanymi ze szkoleniami realizowanymi w organizacji.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  <text:list text:style-name="L2">
              <text:list-item>
                <text:p text:style-name="P7"><text:span text:style-name="T6">Funkcje:</text:span></text:p>
              </text:list-item>
            </text:list>
            <text:list text:style-name="L2">
              <text:list-item>
                <text:p text:style-name="P8"><text:span text:style-name="T6">zarządcze,</text:span></text:p>
              </text:list-item>
            </text:list>
            <text:list text:style-name="L2">
              <text:list-item>
                <text:p text:style-name="P8"><text:span text:style-name="T6">śledzące proces nauczania,</text:span></text:p>
              </text:list-item>
            </text:list>
            <text:list text:style-name="L2">
              <text:list-item>
                <text:p text:style-name="P8"><text:span text:style-name="T6">analityczne i raportujące,</text:span></text:p>
              </text:list-item>
            </text:list>
            <text:list text:style-name="L2">
              <text:list-item>
                <text:p text:style-name="P8"><text:span text:style-name="T6">związane z treścią szkoleniową,</text:span></text:p>
              </text:list-item>
            </text:list>
            <text:list text:style-name="L2">
              <text:list-item>
                <text:p text:style-name="P8"><text:span text:style-name="T6">wspierające prowadzenie szkoleń zdalnych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3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5" draw:text-style-name="P6" draw:layer="layout" svg:width="23.912cm" svg:height="3.257cm" svg:x="2.058cm" svg:y="0.909cm" presentation:class="title">
          <draw:text-box>
            <text:p text:style-name="P1"><text:span text:style-name="T5">Przykład – LMS MyLearning</text:span></text:p>
          </draw:text-box>
        </draw:frame>
        <draw:frame presentation:style-name="pr6" draw:text-style-name="P7" draw:layer="layout" svg:width="24.369cm" svg:height="16.569cm" svg:x="1.631cm" svg:y="4.535cm" presentation:class="outline" presentation:user-transformed="true">
          <draw:text-box>
            <text:list text:style-name="L2">
              <text:list-item>
                <text:p text:style-name="P7"><text:span text:style-name="T6">Platforma LMS MyLearning, autorskie narzędzie klasy LMS (Learning Management System), to wielofunkcyjna platforma e-learning, wykonana w technologii Java (J2EE, EJB) współpracująca z bazami danych Oracle, MS-SQL oraz PostgreSQL. Dzięki zastosowanej technologii platforma ma praktycznie nieograniczoną skalowalność. Wdrożenie platformy daje gwarancję elastyczności </text:span><text:span text:style-name="T6"><text:line-break/></text:span><text:span text:style-name="T6">i skalowalności systemu od kilkuset do kilkudziesięciu tysięcy użytkowników.</text:span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4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<text:span text:style-name="T5">Przykład – LMS MyLearning</text:span></text:p>
          </draw:text-box>
        </draw:frame>
        <draw:frame presentation:style-name="pr6" draw:text-style-name="P7" draw:layer="layout" svg:width="24.369cm" svg:height="13.465cm" svg:x="2.058cm" svg:y="5.453cm" presentation:class="outline">
          <draw:text-box>
            <text:list text:style-name="L2">
              <text:list-item>
                <text:p text:style-name="P7">Platforma LMS MyLearning zgodna jest <text:line-break/>z głównymi i najważniejszymi światowymi standardami e-learning - AICC i SCORM, można ją wykorzystać, <text:line-break/>w zależności od potrzeb, <text:line-break/>w połączeniu z dowolnymi narzędziami do produkcji szkoleń - Macromedia Authorware, Lectora Publisher, ReadyGo, ToolBook itd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5" draw:text-style-name="P10" draw:layer="layout" svg:width="23.912cm" svg:height="3.257cm" svg:x="2.058cm" svg:y="0.909cm" presentation:class="title">
          <draw:text-box>
            <text:p text:style-name="P1"><text:span text:style-name="T7"><text:s/></text:span></text:p>
          </draw:text-box>
        </draw:frame>
        <draw:frame presentation:style-name="pr7" draw:text-style-name="P11" draw:layer="layout" svg:width="24.369cm" svg:height="17cm" svg:x="2.058cm" svg:y="2cm" presentation:class="outline" presentation:user-transformed="true">
          <draw:text-box>
            <text:list text:style-name="L2">
              <text:list-item>
                <text:p text:style-name="P11"><text:span text:style-name="T6">LMS MyLearning posiada unikatowe rozwiązania pozwalające minimalizować ruch w sieciach WAN/LAN generowany przez ciężkie treści szkoleń. Platformę można skonfigurować </text:span><text:span text:style-name="T6"><text:line-break/></text:span><text:span text:style-name="T6">w taki sposób by ciężkie statyczne treści szkoleń były pobierane z serwerów w sieciach lokalnych, przy zachowaniu jednoczesnej komunikacji z platformą. Transfer danych przesyłanych pomiędzy platformą a klientem ograniczony wtedy zostaje do minimalnych ilości informacji o postępach użytkownika </text:span><text:span text:style-name="T6"><text:line-break/></text:span><text:span text:style-name="T6">w szkoleniu. Ciężkie (często kilkudzięsięcio- megabajtowe) treści szkoleń pobierane są </text:span><text:span text:style-name="T6"><text:line-break/></text:span><text:span text:style-name="T6">z najbliższego serwera lokalnego. 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8" draw:text-style-name="P12" draw:layer="layout" svg:width="23.912cm" svg:height="1.091cm" svg:x="2.058cm" svg:y="0.909cm" presentation:class="title" presentation:user-transformed="true">
          <draw:text-box>
            <text:p text:style-name="P12"><text:span text:style-name="T8"><text:s/></text:span></text:p>
          </draw:text-box>
        </draw:frame>
        <draw:frame presentation:style-name="pr9" draw:text-style-name="P13" draw:layer="layout" svg:width="24.369cm" svg:height="16.418cm" svg:x="2.058cm" svg:y="2.5cm" presentation:class="outline" presentation:user-transformed="true">
          <draw:text-box>
            <text:list text:style-name="L2">
              <text:list-item>
                <text:p text:style-name="P13"><text:span text:style-name="T1">Platforma wspiera proces dystrybucji treści pomiędzy serwerami treści odpowiednio go optymalizując. Opisana funkcjonalność przydatna jest szczególnie w sieciach o architekturze gwiaździstej, np. oddziały banku połączone za pomocą wolnego łącza </text:span><text:span text:style-name="T1"><text:line-break/></text:span><text:span text:style-name="T1">z serwerami centralnymi. Rozwiązanie to minimalizuje koszty związane </text:span><text:span text:style-name="T1"><text:line-break/></text:span><text:span text:style-name="T1">z przesyłem danych, a jednocześnie zwiększa komfort użytkowników dzięki szybszemu transferowi danych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5" draw:text-style-name="P6" draw:layer="layout" svg:width="23.912cm" svg:height="3.257cm" svg:x="2.058cm" svg:y="0.909cm" presentation:class="title">
          <draw:text-box>
            <text:p text:style-name="P1"><text:span text:style-name="T5">Moduły LMS MyLearning</text:span></text:p>
          </draw:text-box>
        </draw:frame>
        <draw:frame presentation:style-name="pr6" draw:text-style-name="P7" draw:layer="layout" svg:width="24.369cm" svg:height="14.488cm" svg:x="2.058cm" svg:y="5.453cm" presentation:class="outline" presentation:user-transformed="true">
          <draw:text-box>
            <text:list text:style-name="L2">
              <text:list-item>
                <text:p text:style-name="P7">MODUŁ 1 - STRUKTURA <text:s/><text:tab/> <text:tab/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Ten moduł pozwala na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 text:c="4"/>* zarządzanie strukturą szkoleń</text:p>
              </text:list-item>
            </text:list>
            <text:list text:style-name="L2">
              <text:list-item>
                <text:p text:style-name="P7"><text:s text:c="4"/>* zarządzanie dostępnością szkoleń</text:p>
              </text:list-item>
            </text:list>
            <text:list text:style-name="L2">
              <text:list-item>
                <text:p text:style-name="P7"><text:s text:c="4"/>* zarządzanie uprawnieniami/dostępem do szkoleń</text:p>
              </text:list-item>
            </text:list>
            <text:list text:style-name="L2">
              <text:list-item>
                <text:p text:style-name="P7"><text:s text:c="4"/>* osadzanie lekcji na platformie</text:p>
              </text:list-item>
            </text:list>
            <text:list text:style-name="L2">
              <text:list-item>
                <text:p text:style-name="P7"><text:s text:c="4"/>* publikacja kursów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<text:span text:style-name="T5">Moduły LMS MyLearning</text:span></text:p>
          </draw:text-box>
        </draw:frame>
        <draw:frame presentation:style-name="pr10" draw:text-style-name="P7" draw:layer="layout" svg:width="24.369cm" svg:height="13.918cm" svg:x="2.058cm" svg:y="5cm" presentation:class="outline" presentation:user-transformed="true">
          <draw:text-box>
            <text:list text:style-name="L2">
              <text:list-item>
                <text:p text:style-name="P7"><text:span text:style-name="T1">MODUŁ 2 - ZGŁOSZENIA <text:s/></text:span><text:span text:style-name="T1"><text:tab/></text:span></text:p>
              </text:list-item>
            </text:list>
            <text:list text:style-name="L2">
              <text:list-item>
                <text:p text:style-name="P7"><text:span text:style-name="T1"><text:s/></text:span><text:span text:style-name="T1"><text:tab/></text:span></text:p>
              </text:list-item>
            </text:list>
            <text:list text:style-name="L2">
              <text:list-item>
                <text:p text:style-name="P7"><text:span text:style-name="T1">Ten moduł pozwala na:</text:span></text:p>
              </text:list-item>
            </text:list>
            <text:list text:style-name="L2">
              <text:list-item>
                <text:p text:style-name="P7"><text:span text:style-name="T1"/></text:p>
              </text:list-item>
            </text:list>
            <text:list text:style-name="L2">
              <text:list-item>
                <text:p text:style-name="P7"><text:span text:style-name="T1"><text:s text:c="4"/></text:span><text:span text:style-name="T1">* obsługę nowych zgłoszeń</text:span></text:p>
              </text:list-item>
            </text:list>
            <text:list text:style-name="L2">
              <text:list-item>
                <text:p text:style-name="P7"><text:span text:style-name="T1"><text:s text:c="4"/></text:span><text:span text:style-name="T1">* wycofywanie uczestników kursów</text:span></text:p>
              </text:list-item>
            </text:list>
            <text:list text:style-name="L2">
              <text:list-item>
                <text:p text:style-name="P7"><text:span text:style-name="T1"/>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<text:span text:style-name="T5">Moduły LMS MyLearning</text:span></text:p>
          </draw:text-box>
        </draw:frame>
        <draw:frame presentation:style-name="pr11" draw:text-style-name="P11" draw:layer="layout" svg:width="24.369cm" svg:height="19.121cm" svg:x="2.058cm" svg:y="4cm" presentation:class="outline" presentation:user-transformed="true">
          <draw:text-box>
            <text:list text:style-name="L2">
              <text:list-item>
                <text:p text:style-name="P7"><text:span text:style-name="T6">MODUŁ 3 - UŻYTKOWNICY <text:s/></text:span><text:span text:style-name="T6"><text:tab/></text:span><text:span text:style-name="T6"> </text:span><text:span text:style-name="T6"><text:tab/>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  <text:list text:style-name="L2">
              <text:list-item>
                <text:p text:style-name="P7"><text:span text:style-name="T6">Ten moduł pozwala na: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* zarządzanie użytkownikami</text:span></text:p>
              </text:list-item>
            </text:list>
            <text:list text:style-name="L2">
              <text:list-item>
                <text:p text:style-name="P7"><text:span text:style-name="T6"><text:s text:c="10"/></text:span><text:span text:style-name="T6">o dodawanie</text:span></text:p>
              </text:list-item>
            </text:list>
            <text:list text:style-name="L2">
              <text:list-item>
                <text:p text:style-name="P7"><text:span text:style-name="T6"><text:s text:c="10"/></text:span><text:span text:style-name="T6">o usuwanie</text:span></text:p>
              </text:list-item>
            </text:list>
            <text:list text:style-name="L2">
              <text:list-item>
                <text:p text:style-name="P7"><text:span text:style-name="T6"><text:s text:c="10"/></text:span><text:span text:style-name="T6">o przypisywanie do grup</text:span></text:p>
              </text:list-item>
            </text:list>
            <text:list text:style-name="L2">
              <text:list-item>
                <text:p text:style-name="P7"><text:span text:style-name="T6"><text:s text:c="4"/></text:span><text:span text:style-name="T6">* zarządzanie grupami użytkowników</text:span></text:p>
              </text:list-item>
            </text:list>
            <text:list text:style-name="L2">
              <text:list-item>
                <text:p text:style-name="P7"><text:span text:style-name="T6"><text:s text:c="10"/></text:span><text:span text:style-name="T6">o dodawanie</text:span></text:p>
              </text:list-item>
            </text:list>
            <text:list text:style-name="L2">
              <text:list-item>
                <text:p text:style-name="P7"><text:span text:style-name="T6"><text:s text:c="10"/></text:span><text:span text:style-name="T6">o usuwanie</text:span></text:p>
              </text:list-item>
            </text:list>
            <text:list text:style-name="L2">
              <text:list-item>
                <text:p text:style-name="P7"><text:span text:style-name="T6"><text:s text:c="10"/></text:span><text:span text:style-name="T6">o przypisywanie użytkowników do grup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0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<text:span text:style-name="T5">Moduły LMS MyLearning</text:span></text:p>
          </draw:text-box>
        </draw:frame>
        <draw:frame presentation:style-name="pr12" draw:text-style-name="P7" draw:layer="layout" svg:width="24.369cm" svg:height="15.805cm" svg:x="2.058cm" svg:y="4cm" presentation:class="outline" presentation:user-transformed="true">
          <draw:text-box>
            <text:list text:style-name="L2">
              <text:list-item>
                <text:p text:style-name="P7">MODUŁ 4 - RAPORTY <text:s/><text:tab/> <text:tab/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Ten moduł pozwanla na generowanie raportów dotyczących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 text:c="4"/>* zestawień zbiorczych</text:p>
              </text:list-item>
            </text:list>
            <text:list text:style-name="L2">
              <text:list-item>
                <text:p text:style-name="P7"><text:s text:c="4"/>* raportów dot. postępów nauczania studentów</text:p>
              </text:list-item>
            </text:list>
            <text:list text:style-name="L2">
              <text:list-item>
                <text:p text:style-name="P7"><text:s text:c="4"/>* wyników testów</text:p>
              </text:list-item>
            </text:list>
            <text:list text:style-name="L2">
              <text:list-item>
                <text:p text:style-name="P7"><text:s text:c="4"/>* postępów w szkoleniu</text:p>
              </text:list-item>
            </text:list>
            <text:list text:style-name="L2">
              <text:list-item>
                <text:p text:style-name="P7"><text:s text:c="4"/>* czasu spędzonego w szkoleniu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1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<text:span text:style-name="T5">Moduły LMS MyLearning</text:span></text:p>
          </draw:text-box>
        </draw:frame>
        <draw:frame presentation:style-name="pr6" draw:text-style-name="P7" draw:layer="layout" svg:width="24.369cm" svg:height="13.465cm" svg:x="2.058cm" svg:y="5.453cm" presentation:class="outline">
          <draw:text-box>
            <text:list text:style-name="L2">
              <text:list-item>
                <text:p text:style-name="P7">MODUŁ 5 - KONFIGURACJA PLATFORMY <text:s/><text:tab/> <text:tab/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 text:c="4"/>* Edytor uprawnień</text:p>
              </text:list-item>
            </text:list>
            <text:list text:style-name="L2">
              <text:list-item>
                <text:p text:style-name="P7"><text:s text:c="4"/>* Zarządzanie użytkownikami systemowymi</text:p>
              </text:list-item>
            </text:list>
            <text:list text:style-name="L2">
              <text:list-item>
                <text:p text:style-name="P7"><text:s text:c="4"/>* Konfiguracja serwerów treści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2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<text:span text:style-name="T5">Moduły LMS MyLearning</text:span></text:p>
          </draw:text-box>
        </draw:frame>
        <draw:frame presentation:style-name="pr13" draw:text-style-name="P7" draw:layer="layout" svg:width="24.369cm" svg:height="17.122cm" svg:x="2.058cm" svg:y="4cm" presentation:class="outline" presentation:user-transformed="true">
          <draw:text-box>
            <text:list text:style-name="L2">
              <text:list-item>
                <text:p text:style-name="P7">MODUŁ 6 - INTERFEJS STUDENTA <text:s/><text:tab/> <text:tab/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 text:c="4"/>* Lista szkoleń, w których uczestniczy student</text:p>
              </text:list-item>
            </text:list>
            <text:list text:style-name="L2">
              <text:list-item>
                <text:p text:style-name="P7"><text:s text:c="4"/>* Lista dostępnych szkoleń</text:p>
              </text:list-item>
            </text:list>
            <text:list text:style-name="L2">
              <text:list-item>
                <text:p text:style-name="P7"><text:s text:c="4"/>* Interfejs do nauki (odtwarzanie szkoleń)</text:p>
              </text:list-item>
            </text:list>
            <text:list text:style-name="L2">
              <text:list-item>
                <text:p text:style-name="P7"><text:s text:c="4"/>* Wyniki nauczania danego użytkownika</text:p>
              </text:list-item>
            </text:list>
            <text:list text:style-name="L2">
              <text:list-item>
                <text:p text:style-name="P7"><text:s text:c="4"/>* Historia zgłoszeń na szkolenia</text:p>
              </text:list-item>
            </text:list>
            <text:list text:style-name="L2">
              <text:list-item>
                <text:p text:style-name="P7"><text:s text:c="4"/>* Forum</text:p>
              </text:list-item>
            </text:list>
            <text:list text:style-name="L2">
              <text:list-item>
                <text:p text:style-name="P7"><text:s text:c="4"/>* Pomoc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3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LMS MyLearning – model ASP</text:p>
          </draw:text-box>
        </draw:frame>
        <draw:frame presentation:style-name="pr12" draw:text-style-name="P7" draw:layer="layout" svg:width="24.369cm" svg:height="15.805cm" svg:x="2.058cm" svg:y="4cm" presentation:class="outline" presentation:user-transformed="true">
          <draw:text-box>
            <text:list text:style-name="L2">
              <text:list-item>
                <text:p text:style-name="P7">Model ASP (Application Service Provider) - to usługa polegająca na wynajmie oprogramowania LMS MyLearning za pośrednictwem sieci - Internetu lub łączy dedykowanych. Dzięki takiemu rozwiązaniu Klient może bez konieczności kosztownych inwestycji korzystać z platformy, która fizycznie zainstalowana jest w zewnętrznej, bezpiecznej lokalizacji na serwerach MyNetwork Polska.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4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office:forms form:automatic-focus="false" form:apply-design-mode="false"/>
        <draw:frame presentation:style-name="pr5" draw:text-style-name="P6" draw:layer="layout" svg:width="23.912cm" svg:height="3.257cm" svg:x="2.058cm" svg:y="0.909cm" presentation:class="title" presentation:user-transformed="true">
          <draw:text-box>
            <text:p text:style-name="P1"><text:span text:style-name="T5">LCMS – system zarządzania treścią szkoleniową</text:span></text:p>
          </draw:text-box>
        </draw:frame>
        <draw:frame presentation:style-name="pr10" draw:text-style-name="P7" draw:layer="layout" svg:width="24.369cm" svg:height="13.918cm" svg:x="2.058cm" svg:y="5cm" presentation:class="outline" presentation:user-transformed="true">
          <draw:text-box>
            <text:list text:style-name="L2">
              <text:list-item>
                <text:p text:style-name="P7">Podstawowe funkcje systemu:</text:p>
              </text:list-item>
            </text:list>
            <text:list text:style-name="L2">
              <text:list-item>
                <text:p text:style-name="P8">projektowanie i opracowywanie treści szkoleniowej,</text:p>
              </text:list-item>
            </text:list>
            <text:list text:style-name="L2">
              <text:list-item>
                <text:p text:style-name="P8">składowanie treści,</text:p>
              </text:list-item>
            </text:list>
            <text:list text:style-name="L2">
              <text:list-item>
                <text:p text:style-name="P8">dostarczanie treści osobom szkolonym.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Dodatkowe funkcje systemu:</text:p>
              </text:list-item>
            </text:list>
            <text:list text:style-name="L2">
              <text:list-item>
                <text:p text:style-name="P8">administracyjne,</text:p>
              </text:list-item>
            </text:list>
            <text:list text:style-name="L2">
              <text:list-item>
                <text:p text:style-name="P8">związane z przebiegiem szkolenia,</text:p>
              </text:list-item>
            </text:list>
            <text:list text:style-name="L2">
              <text:list-item>
                <text:p text:style-name="P8">śledzące i raportujące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5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office:forms form:automatic-focus="false" form:apply-design-mode="false"/>
        <draw:frame presentation:style-name="pr14" draw:text-style-name="P2" draw:layer="layout" svg:width="23.912cm" svg:height="2.091cm" svg:x="2.058cm" svg:y="0.909cm" presentation:class="title" presentation:user-transformed="true">
          <draw:text-box>
            <text:p text:style-name="P1"><text:span text:style-name="T1">Przykład - iDev</text:span></text:p>
          </draw:text-box>
        </draw:frame>
        <draw:frame presentation:style-name="pr7" draw:text-style-name="P7" draw:layer="layout" svg:width="24.369cm" svg:height="20.274cm" svg:x="2.058cm" svg:y="3.5cm" presentation:class="outline" presentation:user-transformed="true">
          <draw:text-box>
            <text:list text:style-name="L2">
              <text:list-item>
                <text:p text:style-name="P7"><text:span text:style-name="T9">iDev to autorski system w całości zaprojektowany </text:span><text:span text:style-name="T9"><text:line-break/></text:span><text:span text:style-name="T9">i zrealizowany przez zespół MaroonPoint Polska.</text:span></text:p>
              </text:list-item>
            </text:list>
            <text:list text:style-name="L2">
              <text:list-item>
                <text:p text:style-name="P7"><text:span text:style-name="T9">Podstawowymi założeniami projektowymi było zapewnienie:</text:span></text:p>
              </text:list-item>
            </text:list>
            <text:list text:style-name="L2">
              <text:list-item>
                <text:p text:style-name="P7"><text:span text:style-name="T9"><text:s text:c="4"/></text:span><text:span text:style-name="T9">* nieskomplikowanego sposobu tworzenia materiałów dydaktycznych;</text:span></text:p>
              </text:list-item>
            </text:list>
            <text:list text:style-name="L2">
              <text:list-item>
                <text:p text:style-name="P7"><text:span text:style-name="T9"><text:s text:c="4"/></text:span><text:span text:style-name="T9">* szybkiej dystrybucji szkoleń za pośrednictwem Internetu;</text:span></text:p>
              </text:list-item>
            </text:list>
            <text:list text:style-name="L2">
              <text:list-item>
                <text:p text:style-name="P7"><text:span text:style-name="T9"><text:s text:c="4"/></text:span><text:span text:style-name="T9">* atrakcyjnej formy prezentowanej multimedialnej treści;</text:span></text:p>
              </text:list-item>
            </text:list>
            <text:list text:style-name="L2">
              <text:list-item>
                <text:p text:style-name="P7"><text:span text:style-name="T9"><text:s text:c="4"/></text:span><text:span text:style-name="T9">* interaktywności.</text:span></text:p>
              </text:list-item>
            </text:list>
            <text:list text:style-name="L2">
              <text:list-item>
                <text:p text:style-name="P7"><text:span text:style-name="T9">System zapewnia funkcjonalność LMS oraz zaawansowanego LCMS: posiada zaimplementowane mechanizmy służące do komunikacji pomiędzy studentem a szkołą, wymianę informacji z nauczycielem, odrabianie i ocenienie prac domowych.</text:span></text:p>
              </text:list-item>
            </text:list>
            <text:list text:style-name="L2">
              <text:list-item>
                <text:p text:style-name="P7"><text:span text:style-name="T9">www.maroonpoint.com</text:span></text:p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6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">
        <office:forms form:automatic-focus="false" form:apply-design-mode="false"/>
        <draw:frame presentation:style-name="pr5" draw:text-style-name="P6" draw:layer="layout" svg:width="23.912cm" svg:height="3.257cm" svg:x="2.058cm" svg:y="0.909cm" presentation:class="title">
          <draw:text-box>
            <text:p text:style-name="P1"><text:span text:style-name="T5">AT – narzędzia autorskie</text:span></text:p>
          </draw:text-box>
        </draw:frame>
        <draw:frame presentation:style-name="pr6" draw:text-style-name="P7" draw:layer="layout" svg:width="24.369cm" svg:height="13.465cm" svg:x="2.058cm" svg:y="5.453cm" presentation:class="outline">
          <draw:text-box>
            <text:list text:style-name="L2">
              <text:list-item>
                <text:p text:style-name="P7">Rozwiązania autorskie zawierają narzędzia służące do:</text:p>
              </text:list-item>
            </text:list>
            <text:list text:style-name="L2">
              <text:list-item>
                <text:p text:style-name="P8">opracowywania elementów szkoleń (m.in. różne edytory),</text:p>
              </text:list-item>
            </text:list>
            <text:list text:style-name="L2">
              <text:list-item>
                <text:p text:style-name="P8">opracowywania kursów na bazie dostępnych utworzonych wcześniej elementów (narzędzia do budowy kursów)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7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">
        <office:forms form:automatic-focus="false" form:apply-design-mode="false"/>
        <draw:frame presentation:style-name="pr8" draw:text-style-name="P12" draw:layer="layout" svg:width="23.912cm" svg:height="1.091cm" svg:x="2.058cm" svg:y="0.909cm" presentation:class="title" presentation:user-transformed="true">
          <draw:text-box>
            <text:p text:style-name="P1"><text:span text:style-name="T8"><text:s/></text:span></text:p>
          </draw:text-box>
        </draw:frame>
        <draw:frame presentation:style-name="pr15" draw:text-style-name="P3" draw:layer="layout" svg:width="24.369cm" svg:height="19.756cm" svg:x="2.058cm" svg:y="1.5cm" presentation:class="outline" presentation:user-transformed="true">
          <draw:text-box>
            <text:list text:style-name="L2">
              <text:list-item>
                <text:p text:style-name="P3">Flash – opracowywanie animacji i in.</text:p>
              </text:list-item>
            </text:list>
            <text:list text:style-name="L2">
              <text:list-item>
                <text:p text:style-name="P3">Authorware – kursy (struktura, zależność między elementami itp.),</text:p>
              </text:list-item>
            </text:list>
            <text:list text:style-name="L2">
              <text:list-item>
                <text:p text:style-name="P3">Dreamweaver/CourseBuilder – edytor HTML <text:line-break/>z narzędziem do projektowania i tworzenia ćwiczeń i testów,</text:p>
              </text:list-item>
            </text:list>
            <text:list text:style-name="L2">
              <text:list-item>
                <text:p text:style-name="P3">Director – prezentacje multimedialne,</text:p>
              </text:list-item>
            </text:list>
            <text:list text:style-name="L2">
              <text:list-item>
                <text:p text:style-name="P3">RoboDemo – animowane prezentacje,</text:p>
              </text:list-item>
            </text:list>
            <text:list text:style-name="L2">
              <text:list-item>
                <text:p text:style-name="P3">TrainerSoft Professional – łatwe i szybkie przygotowanie kursów oparte na szablonach treści, mechanizmach WYSIWYG, drag&amp;drop i in.</text:p>
              </text:list-item>
            </text:list>
            <text:list text:style-name="L2">
              <text:list-item>
                <text:p text:style-name="P3">ToolBook Instructor – trudniejsze opracowywanie kursów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8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1">
        <office:forms form:automatic-focus="false" form:apply-design-mode="false"/>
        <draw:frame presentation:style-name="pr5" draw:text-style-name="P6" draw:layer="layout" svg:width="23.912cm" svg:height="3.257cm" svg:x="2.058cm" svg:y="0.909cm" presentation:class="title" presentation:user-transformed="true">
          <draw:text-box>
            <text:p text:style-name="P1"><text:span text:style-name="T5">LCS – system zarządzania zdalną komunikacją</text:span></text:p>
          </draw:text-box>
        </draw:frame>
        <draw:frame presentation:style-name="pr6" draw:text-style-name="P7" draw:layer="layout" svg:width="24.369cm" svg:height="13.465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699cm" svg:height="10.28cm" svg:x="3.645cm" svg:y="2.853cm" draw:page-number="19" presentation:class="page"/>
          <draw:frame presentation:style-name="pr3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pl" style:country-asian="PL" style:font-family-complex="'DejaVu Sans'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  <style:master-page style:name="lyt-darkblue" style:page-layout-name="PM1" draw:style-name="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4" draw:layer="backgroundobjects" svg:width="25.987cm" svg:height="0.269cm" svg:x="2.012cm" svg:y="19.658cm">
        <text:p/>
      </draw:rect>
      <draw:rect draw:style-name="gr3" draw:text-style-name="P4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699cm" svg:height="10.28cm" svg:x="3.645cm" svg:y="2.853cm" presentation:class="page"/>
        <draw:frame presentation:style-name="lyt-darkblue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Anna Rybak</meta:initial-creator>
    <meta:creation-date>2006-10-14T18:39:42</meta:creation-date>
    <dc:creator>Anna Rybak</dc:creator>
    <dc:date>2007-10-01T18:13:06</dc:date>
    <dc:language>pl-PL</dc:language>
    <meta:editing-cycles>2</meta:editing-cycles>
    <meta:editing-duration>PT1H55M54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